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99in"/>
    </style:style>
    <style:style style:name="co3" style:family="table-column">
      <style:table-column-properties fo:break-before="auto" style:column-width="1.8209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lapack</text:p>
          </table:table-cell>
          <table:table-cell office:value-type="string">
            <text:p>qr</text:p>
          </table:table-cell>
          <table:table-cell office:value-type="string">
            <text:p>chol</text:p>
          </table:table-cell>
          <table:table-cell/>
          <table:table-cell office:value-type="string">
            <text:p>qr error</text:p>
          </table:table-cell>
          <table:table-cell table:number-columns-repeated="8"/>
          <table:table-cell office:value-type="string">
            <text:p>y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486">
            <text:p>0.486</text:p>
          </table:table-cell>
          <table:table-cell office:value-type="float" office:value="0.574679315">
            <text:p>0.574679315</text:p>
          </table:table-cell>
          <table:table-cell office:value-type="float" office:value="0.502421498">
            <text:p>0.502421498</text:p>
          </table:table-cell>
          <table:table-cell office:value-type="float" office:value="0.493724793">
            <text:p>0.493724793</text:p>
          </table:table-cell>
          <table:table-cell/>
          <table:table-cell table:formula="of:=[.F2]-[.C2]" office:value-type="float" office:value="0.00772479300000006">
            <text:p>0.007724793</text:p>
          </table:table-cell>
          <table:table-cell>
            <draw:frame table:end-cell-address="Sheet1.P22" table:end-x="0.2594in" table:end-y="0.0622in" draw:z-index="1" draw:style-name="gr1" draw:text-style-name="P1" svg:width="6.2988in" svg:height="3.5429in" svg:x="0.1839in" svg:y="0.0752in">
              <draw:object draw:notify-on-update-of-ranges="Sheet1.B1:Sheet1.B1 Sheet1.B2:Sheet1.B22 Sheet1.C1:Sheet1.C1 Sheet1.C2:Sheet1.C22 Sheet1.D1:Sheet1.D1 Sheet1.D2:Sheet1.D22 Sheet1.E1:Sheet1.E1 Sheet1.E2:Sheet1.E22 Sheet1.F1:Sheet1.F1 Sheet1.F2:Sheet1.F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office:value-type="float" office:value="0.486">
            <text:p>0.486</text:p>
          </table:table-cell>
          <table:table-cell office:value-type="float" office:value="0.90249455">
            <text:p>0.90249455</text:p>
          </table:table-cell>
          <table:table-cell table:formula="of:=ABS([.Q2]-[.R2])" office:value-type="float" office:value="0.41649455">
            <text:p>0.41649455</text:p>
          </table:table-cell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.866">
            <text:p>0.866</text:p>
          </table:table-cell>
          <table:table-cell office:value-type="float" office:value="0.784100294">
            <text:p>0.784100294</text:p>
          </table:table-cell>
          <table:table-cell office:value-type="float" office:value="0.812903643">
            <text:p>0.812903643</text:p>
          </table:table-cell>
          <table:table-cell office:value-type="float" office:value="0.828444958">
            <text:p>0.828444958</text:p>
          </table:table-cell>
          <table:table-cell/>
          <table:table-cell table:formula="of:=[.F3]-[.C3]" office:value-type="float" office:value="-0.0375550419999999">
            <text:p>-0.037555042</text:p>
          </table:table-cell>
          <table:table-cell table:number-columns-repeated="8"/>
          <table:table-cell office:value-type="float" office:value="0.866">
            <text:p>0.866</text:p>
          </table:table-cell>
          <table:table-cell office:value-type="float" office:value="0.915224075">
            <text:p>0.915224075</text:p>
          </table:table-cell>
          <table:table-cell table:formula="of:=ABS([.Q3]-[.R3])" office:value-type="float" office:value="0.049224075">
            <text:p>0.049224075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944">
            <text:p>0.944</text:p>
          </table:table-cell>
          <table:table-cell office:value-type="float" office:value="0.943634033">
            <text:p>0.943634033</text:p>
          </table:table-cell>
          <table:table-cell office:value-type="float" office:value="1.00038457">
            <text:p>1.00038457</text:p>
          </table:table-cell>
          <table:table-cell office:value-type="float" office:value="1.01144433">
            <text:p>1.01144433</text:p>
          </table:table-cell>
          <table:table-cell/>
          <table:table-cell table:formula="of:=[.F4]-[.C4]" office:value-type="float" office:value="0.0674443299999999">
            <text:p>0.06744433</text:p>
          </table:table-cell>
          <table:table-cell table:number-columns-repeated="8"/>
          <table:table-cell office:value-type="float" office:value="0.944">
            <text:p>0.944</text:p>
          </table:table-cell>
          <table:table-cell office:value-type="float" office:value="0.929827631">
            <text:p>0.929827631</text:p>
          </table:table-cell>
          <table:table-cell table:formula="of:=ABS([.Q4]-[.R4])" office:value-type="float" office:value="0.014172369">
            <text:p>0.014172369</text:p>
          </table:table-cell>
        </table:table-row>
        <table:table-row table:style-name="ro2">
          <table:table-cell/>
          <table:table-cell office:value-type="float" office:value="0.15">
            <text:p>0.15</text:p>
          </table:table-cell>
          <table:table-cell office:value-type="float" office:value="1.144">
            <text:p>1.144</text:p>
          </table:table-cell>
          <table:table-cell office:value-type="float" office:value="1.05903196">
            <text:p>1.05903196</text:p>
          </table:table-cell>
          <table:table-cell office:value-type="float" office:value="1.10460782">
            <text:p>1.10460782</text:p>
          </table:table-cell>
          <table:table-cell office:value-type="float" office:value="1.1028533">
            <text:p>1.1028533</text:p>
          </table:table-cell>
          <table:table-cell/>
          <table:table-cell table:formula="of:=[.F5]-[.C5]" office:value-type="float" office:value="-0.0411467000000001">
            <text:p>-0.0411467</text:p>
          </table:table-cell>
          <table:table-cell table:number-columns-repeated="8"/>
          <table:table-cell office:value-type="float" office:value="1.144">
            <text:p>1.144</text:p>
          </table:table-cell>
          <table:table-cell office:value-type="float" office:value="0.946305156">
            <text:p>0.946305156</text:p>
          </table:table-cell>
          <table:table-cell table:formula="of:=ABS([.Q5]-[.R5])" office:value-type="float" office:value="0.197694844">
            <text:p>0.197694844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1.103">
            <text:p>1.103</text:p>
          </table:table-cell>
          <table:table-cell office:value-type="float" office:value="1.13604498">
            <text:p>1.13604498</text:p>
          </table:table-cell>
          <table:table-cell office:value-type="float" office:value="1.15486503">
            <text:p>1.15486503</text:p>
          </table:table-cell>
          <table:table-cell office:value-type="float" office:value="1.14301038">
            <text:p>1.14301038</text:p>
          </table:table-cell>
          <table:table-cell/>
          <table:table-cell table:formula="of:=[.F6]-[.C6]" office:value-type="float" office:value="0.04001038">
            <text:p>0.04001038</text:p>
          </table:table-cell>
          <table:table-cell table:number-columns-repeated="8"/>
          <table:table-cell office:value-type="float" office:value="1.103">
            <text:p>1.103</text:p>
          </table:table-cell>
          <table:table-cell office:value-type="float" office:value="0.964656651">
            <text:p>0.964656651</text:p>
          </table:table-cell>
          <table:table-cell table:formula="of:=ABS([.Q6]-[.R6])" office:value-type="float" office:value="0.138343349">
            <text:p>0.138343349</text:p>
          </table:table-cell>
        </table:table-row>
        <table:table-row table:style-name="ro2">
          <table:table-cell/>
          <table:table-cell office:value-type="float" office:value="0.25">
            <text:p>0.25</text:p>
          </table:table-cell>
          <table:table-cell office:value-type="float" office:value="1.202">
            <text:p>1.202</text:p>
          </table:table-cell>
          <table:table-cell office:value-type="float" office:value="1.18042469">
            <text:p>1.18042469</text:p>
          </table:table-cell>
          <table:table-cell office:value-type="float" office:value="1.17196417">
            <text:p>1.17196417</text:p>
          </table:table-cell>
          <table:table-cell office:value-type="float" office:value="1.15706241">
            <text:p>1.15706241</text:p>
          </table:table-cell>
          <table:table-cell/>
          <table:table-cell table:formula="of:=[.F7]-[.C7]" office:value-type="float" office:value="-0.04493759">
            <text:p>-0.04493759</text:p>
          </table:table-cell>
          <table:table-cell table:number-columns-repeated="8"/>
          <table:table-cell office:value-type="float" office:value="1.202">
            <text:p>1.202</text:p>
          </table:table-cell>
          <table:table-cell office:value-type="float" office:value="0.984882176">
            <text:p>0.984882176</text:p>
          </table:table-cell>
          <table:table-cell table:formula="of:=ABS([.Q7]-[.R7])" office:value-type="float" office:value="0.217117824">
            <text:p>0.217117824</text:p>
          </table:table-cell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1.166">
            <text:p>1.166</text:p>
          </table:table-cell>
          <table:table-cell office:value-type="float" office:value="1.19792223">
            <text:p>1.19792223</text:p>
          </table:table-cell>
          <table:table-cell office:value-type="float" office:value="1.17002344">
            <text:p>1.17002344</text:p>
          </table:table-cell>
          <table:table-cell office:value-type="float" office:value="1.15903509">
            <text:p>1.15903509</text:p>
          </table:table-cell>
          <table:table-cell/>
          <table:table-cell table:formula="of:=[.F8]-[.C8]" office:value-type="float" office:value="-0.00696490999999999">
            <text:p>-0.00696491</text:p>
          </table:table-cell>
          <table:table-cell table:number-columns-repeated="8"/>
          <table:table-cell office:value-type="float" office:value="1.166">
            <text:p>1.166</text:p>
          </table:table-cell>
          <table:table-cell office:value-type="float" office:value="1.00698161">
            <text:p>1.00698161</text:p>
          </table:table-cell>
          <table:table-cell table:formula="of:=ABS([.Q8]-[.R8])" office:value-type="float" office:value="0.15901839">
            <text:p>0.15901839</text:p>
          </table:table-cell>
        </table:table-row>
        <table:table-row table:style-name="ro2">
          <table:table-cell/>
          <table:table-cell office:value-type="float" office:value="0.35">
            <text:p>0.35</text:p>
          </table:table-cell>
          <table:table-cell office:value-type="float" office:value="1.191">
            <text:p>1.191</text:p>
          </table:table-cell>
          <table:table-cell office:value-type="float" office:value="1.19428897">
            <text:p>1.19428897</text:p>
          </table:table-cell>
          <table:table-cell office:value-type="float" office:value="1.15809572">
            <text:p>1.15809572</text:p>
          </table:table-cell>
          <table:table-cell office:value-type="float" office:value="1.15537369">
            <text:p>1.15537369</text:p>
          </table:table-cell>
          <table:table-cell/>
          <table:table-cell table:formula="of:=[.F9]-[.C9]" office:value-type="float" office:value="-0.03562631">
            <text:p>-0.03562631</text:p>
          </table:table-cell>
          <table:table-cell table:number-columns-repeated="8"/>
          <table:table-cell office:value-type="float" office:value="1.191">
            <text:p>1.191</text:p>
          </table:table-cell>
          <table:table-cell office:value-type="float" office:value="1.0309552">
            <text:p>1.0309552</text:p>
          </table:table-cell>
          <table:table-cell table:formula="of:=ABS([.Q9]-[.R9])" office:value-type="float" office:value="0.1600448">
            <text:p>0.1600448</text:p>
          </table:table-cell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float" office:value="1.124">
            <text:p>1.124</text:p>
          </table:table-cell>
          <table:table-cell office:value-type="float" office:value="1.1752758">
            <text:p>1.1752758</text:p>
          </table:table-cell>
          <table:table-cell office:value-type="float" office:value="1.14162016">
            <text:p>1.14162016</text:p>
          </table:table-cell>
          <table:table-cell office:value-type="float" office:value="1.14795899">
            <text:p>1.14795899</text:p>
          </table:table-cell>
          <table:table-cell/>
          <table:table-cell table:formula="of:=[.F10]-[.C10]" office:value-type="float" office:value="0.0239589899999999">
            <text:p>0.02395899</text:p>
          </table:table-cell>
          <table:table-cell table:number-columns-repeated="8"/>
          <table:table-cell office:value-type="float" office:value="1.124">
            <text:p>1.124</text:p>
          </table:table-cell>
          <table:table-cell office:value-type="float" office:value="1.05680263">
            <text:p>1.05680263</text:p>
          </table:table-cell>
          <table:table-cell table:formula="of:=ABS([.Q10]-[.R10])" office:value-type="float" office:value="0.0671973700000001">
            <text:p>0.06719737</text:p>
          </table:table-cell>
        </table:table-row>
        <table:table-row table:style-name="ro2">
          <table:table-cell/>
          <table:table-cell office:value-type="float" office:value="0.45">
            <text:p>0.45</text:p>
          </table:table-cell>
          <table:table-cell office:value-type="float" office:value="1.095">
            <text:p>1.095</text:p>
          </table:table-cell>
          <table:table-cell office:value-type="float" office:value="1.14663482">
            <text:p>1.14663482</text:p>
          </table:table-cell>
          <table:table-cell office:value-type="float" office:value="1.12370515">
            <text:p>1.12370515</text:p>
          </table:table-cell>
          <table:table-cell office:value-type="float" office:value="1.13659072">
            <text:p>1.13659072</text:p>
          </table:table-cell>
          <table:table-cell/>
          <table:table-cell table:formula="of:=[.F11]-[.C11]" office:value-type="float" office:value="0.0415907200000001">
            <text:p>0.04159072</text:p>
          </table:table-cell>
          <table:table-cell table:number-columns-repeated="8"/>
          <table:table-cell office:value-type="float" office:value="1.095">
            <text:p>1.095</text:p>
          </table:table-cell>
          <table:table-cell office:value-type="float" office:value="1.08452415">
            <text:p>1.08452415</text:p>
          </table:table-cell>
          <table:table-cell table:formula="of:=ABS([.Q11]-[.R11])" office:value-type="float" office:value="0.01047585">
            <text:p>0.01047585</text:p>
          </table:table-cell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1.122">
            <text:p>1.122</text:p>
          </table:table-cell>
          <table:table-cell office:value-type="float" office:value="1.11411619">
            <text:p>1.11411619</text:p>
          </table:table-cell>
          <table:table-cell office:value-type="float" office:value="1.10622931">
            <text:p>1.10622931</text:p>
          </table:table-cell>
          <table:table-cell office:value-type="float" office:value="1.12094069">
            <text:p>1.12094069</text:p>
          </table:table-cell>
          <table:table-cell/>
          <table:table-cell table:formula="of:=[.F12]-[.C12]" office:value-type="float" office:value="-0.00105930999999981">
            <text:p>-0.00105931</text:p>
          </table:table-cell>
          <table:table-cell table:number-columns-repeated="8"/>
          <table:table-cell office:value-type="float" office:value="1.122">
            <text:p>1.122</text:p>
          </table:table-cell>
          <table:table-cell office:value-type="float" office:value="1.11411953">
            <text:p>1.11411953</text:p>
          </table:table-cell>
          <table:table-cell table:formula="of:=ABS([.Q12]-[.R12])" office:value-type="float" office:value="0.00788046999999992">
            <text:p>0.00788047</text:p>
          </table:table-cell>
        </table:table-row>
        <table:table-row table:style-name="ro2">
          <table:table-cell/>
          <table:table-cell office:value-type="float" office:value="0.55">
            <text:p>0.55</text:p>
          </table:table-cell>
          <table:table-cell office:value-type="float" office:value="1.102">
            <text:p>1.102</text:p>
          </table:table-cell>
          <table:table-cell office:value-type="float" office:value="1.08347201">
            <text:p>1.08347201</text:p>
          </table:table-cell>
          <table:table-cell office:value-type="float" office:value="1.0907855">
            <text:p>1.0907855</text:p>
          </table:table-cell>
          <table:table-cell office:value-type="float" office:value="1.10198486">
            <text:p>1.10198486</text:p>
          </table:table-cell>
          <table:table-cell/>
          <table:table-cell table:formula="of:=[.F13]-[.C13]" office:value-type="float" office:value="-0.0000151400000001356">
            <text:p>-0.00001514</text:p>
          </table:table-cell>
          <table:table-cell table:number-columns-repeated="8"/>
          <table:table-cell office:value-type="float" office:value="1.102">
            <text:p>1.102</text:p>
          </table:table-cell>
          <table:table-cell office:value-type="float" office:value="1.14558911">
            <text:p>1.14558911</text:p>
          </table:table-cell>
          <table:table-cell table:formula="of:=ABS([.Q13]-[.R13])" office:value-type="float" office:value="0.0435891099999999">
            <text:p>0.04358911</text:p>
          </table:table-cell>
        </table:table-row>
        <table:table-row table:style-name="ro2">
          <table:table-cell/>
          <table:table-cell office:value-type="float" office:value="0.6">
            <text:p>0.6</text:p>
          </table:table-cell>
          <table:table-cell office:value-type="float" office:value="1.099">
            <text:p>1.099</text:p>
          </table:table-cell>
          <table:table-cell office:value-type="float" office:value="1.06045318">
            <text:p>1.06045318</text:p>
          </table:table-cell>
          <table:table-cell office:value-type="float" office:value="1.07944465">
            <text:p>1.07944465</text:p>
          </table:table-cell>
          <table:table-cell office:value-type="float" office:value="1.08289814">
            <text:p>1.08289814</text:p>
          </table:table-cell>
          <table:table-cell/>
          <table:table-cell table:formula="of:=[.F14]-[.C14]" office:value-type="float" office:value="-0.01610186">
            <text:p>-0.01610186</text:p>
          </table:table-cell>
          <table:table-cell table:number-columns-repeated="8"/>
          <table:table-cell office:value-type="float" office:value="1.099">
            <text:p>1.099</text:p>
          </table:table-cell>
          <table:table-cell office:value-type="float" office:value="1.17893243">
            <text:p>1.17893243</text:p>
          </table:table-cell>
          <table:table-cell table:formula="of:=ABS([.Q14]-[.R14])" office:value-type="float" office:value="0.0799324299999999">
            <text:p>0.07993243</text:p>
          </table:table-cell>
        </table:table-row>
        <table:table-row table:style-name="ro2">
          <table:table-cell/>
          <table:table-cell office:value-type="float" office:value="0.65">
            <text:p>0.65</text:p>
          </table:table-cell>
          <table:table-cell office:value-type="float" office:value="1.017">
            <text:p>1.017</text:p>
          </table:table-cell>
          <table:table-cell office:value-type="float" office:value="1.05081105">
            <text:p>1.05081105</text:p>
          </table:table-cell>
          <table:table-cell office:value-type="float" office:value="1.0753386">
            <text:p>1.0753386</text:p>
          </table:table-cell>
          <table:table-cell office:value-type="float" office:value="1.06942415">
            <text:p>1.06942415</text:p>
          </table:table-cell>
          <table:table-cell/>
          <table:table-cell table:formula="of:=[.F15]-[.C15]" office:value-type="float" office:value="0.05242415">
            <text:p>0.05242415</text:p>
          </table:table-cell>
          <table:table-cell table:number-columns-repeated="8"/>
          <table:table-cell office:value-type="float" office:value="1.017">
            <text:p>1.017</text:p>
          </table:table-cell>
          <table:table-cell office:value-type="float" office:value="1.21414995">
            <text:p>1.21414995</text:p>
          </table:table-cell>
          <table:table-cell table:formula="of:=ABS([.Q15]-[.R15])" office:value-type="float" office:value="0.19714995">
            <text:p>0.19714995</text:p>
          </table:table-cell>
        </table:table-row>
        <table:table-row table:style-name="ro2">
          <table:table-cell/>
          <table:table-cell office:value-type="float" office:value="0.7">
            <text:p>0.7</text:p>
          </table:table-cell>
          <table:table-cell office:value-type="float" office:value="1.111">
            <text:p>1.111</text:p>
          </table:table-cell>
          <table:table-cell office:value-type="float" office:value="1.06029701">
            <text:p>1.06029701</text:p>
          </table:table-cell>
          <table:table-cell office:value-type="float" office:value="1.08309627">
            <text:p>1.08309627</text:p>
          </table:table-cell>
          <table:table-cell office:value-type="float" office:value="1.06970835">
            <text:p>1.06970835</text:p>
          </table:table-cell>
          <table:table-cell/>
          <table:table-cell table:formula="of:=[.F16]-[.C16]" office:value-type="float" office:value="-0.04129165">
            <text:p>-0.04129165</text:p>
          </table:table-cell>
          <table:table-cell table:number-columns-repeated="8"/>
          <table:table-cell office:value-type="float" office:value="1.111">
            <text:p>1.111</text:p>
          </table:table-cell>
          <table:table-cell office:value-type="float" office:value="1.25124145">
            <text:p>1.25124145</text:p>
          </table:table-cell>
          <table:table-cell table:formula="of:=ABS([.Q16]-[.R16])" office:value-type="float" office:value="0.14024145">
            <text:p>0.14024145</text:p>
          </table:table-cell>
        </table:table-row>
        <table:table-row table:style-name="ro2">
          <table:table-cell/>
          <table:table-cell office:value-type="float" office:value="0.75">
            <text:p>0.75</text:p>
          </table:table-cell>
          <table:table-cell office:value-type="float" office:value="1.117">
            <text:p>1.117</text:p>
          </table:table-cell>
          <table:table-cell office:value-type="float" office:value="1.09466219">
            <text:p>1.09466219</text:p>
          </table:table-cell>
          <table:table-cell office:value-type="float" office:value="1.10908043">
            <text:p>1.10908043</text:p>
          </table:table-cell>
          <table:table-cell office:value-type="float" office:value="1.09364319">
            <text:p>1.09364319</text:p>
          </table:table-cell>
          <table:table-cell/>
          <table:table-cell table:formula="of:=[.F17]-[.C17]" office:value-type="float" office:value="-0.0233568099999999">
            <text:p>-0.02335681</text:p>
          </table:table-cell>
          <table:table-cell table:number-columns-repeated="8"/>
          <table:table-cell office:value-type="float" office:value="1.117">
            <text:p>1.117</text:p>
          </table:table-cell>
          <table:table-cell office:value-type="float" office:value="1.29020679">
            <text:p>1.29020679</text:p>
          </table:table-cell>
          <table:table-cell table:formula="of:=ABS([.Q17]-[.R17])" office:value-type="float" office:value="0.17320679">
            <text:p>0.17320679</text:p>
          </table:table-cell>
        </table:table-row>
        <table:table-row table:style-name="ro2">
          <table:table-cell/>
          <table:table-cell office:value-type="float" office:value="0.8">
            <text:p>0.8</text:p>
          </table:table-cell>
          <table:table-cell office:value-type="float" office:value="1.152">
            <text:p>1.152</text:p>
          </table:table-cell>
          <table:table-cell office:value-type="float" office:value="1.15965724">
            <text:p>1.15965724</text:p>
          </table:table-cell>
          <table:table-cell office:value-type="float" office:value="1.16147339">
            <text:p>1.16147339</text:p>
          </table:table-cell>
          <table:table-cell office:value-type="float" office:value="1.15158367">
            <text:p>1.15158367</text:p>
          </table:table-cell>
          <table:table-cell/>
          <table:table-cell table:formula="of:=[.F18]-[.C18]" office:value-type="float" office:value="-0.000416329999999965">
            <text:p>-0.00041633</text:p>
          </table:table-cell>
          <table:table-cell table:number-columns-repeated="8"/>
          <table:table-cell office:value-type="float" office:value="1.152">
            <text:p>1.152</text:p>
          </table:table-cell>
          <table:table-cell office:value-type="float" office:value="1.33104622">
            <text:p>1.33104622</text:p>
          </table:table-cell>
          <table:table-cell table:formula="of:=ABS([.Q18]-[.R18])" office:value-type="float" office:value="0.17904622">
            <text:p>0.17904622</text:p>
          </table:table-cell>
        </table:table-row>
        <table:table-row table:style-name="ro2">
          <table:table-cell/>
          <table:table-cell office:value-type="float" office:value="0.85">
            <text:p>0.85</text:p>
          </table:table-cell>
          <table:table-cell office:value-type="float" office:value="1.265">
            <text:p>1.265</text:p>
          </table:table-cell>
          <table:table-cell office:value-type="float" office:value="1.26103449">
            <text:p>1.26103449</text:p>
          </table:table-cell>
          <table:table-cell office:value-type="float" office:value="1.25018656">
            <text:p>1.25018656</text:p>
          </table:table-cell>
          <table:table-cell office:value-type="float" office:value="1.25270462">
            <text:p>1.25270462</text:p>
          </table:table-cell>
          <table:table-cell/>
          <table:table-cell table:formula="of:=[.F19]-[.C19]" office:value-type="float" office:value="-0.0122953800000001">
            <text:p>-0.01229538</text:p>
          </table:table-cell>
          <table:table-cell table:number-columns-repeated="8"/>
          <table:table-cell office:value-type="float" office:value="1.265">
            <text:p>1.265</text:p>
          </table:table-cell>
          <table:table-cell office:value-type="float" office:value="1.37375963">
            <text:p>1.37375963</text:p>
          </table:table-cell>
          <table:table-cell table:formula="of:=ABS([.Q19]-[.R19])" office:value-type="float" office:value="0.10875963">
            <text:p>0.10875963</text:p>
          </table:table-cell>
        </table:table-row>
        <table:table-row table:style-name="ro2">
          <table:table-cell/>
          <table:table-cell office:value-type="float" office:value="0.9">
            <text:p>0.9</text:p>
          </table:table-cell>
          <table:table-cell office:value-type="float" office:value="1.38">
            <text:p>1.38</text:p>
          </table:table-cell>
          <table:table-cell office:value-type="float" office:value="1.40454483">
            <text:p>1.40454483</text:p>
          </table:table-cell>
          <table:table-cell office:value-type="float" office:value="1.38656628">
            <text:p>1.38656628</text:p>
          </table:table-cell>
          <table:table-cell office:value-type="float" office:value="1.40260696">
            <text:p>1.40260696</text:p>
          </table:table-cell>
          <table:table-cell/>
          <table:table-cell table:formula="of:=[.F20]-[.C20]" office:value-type="float" office:value="0.0226069600000001">
            <text:p>0.02260696</text:p>
          </table:table-cell>
          <table:table-cell table:number-columns-repeated="8"/>
          <table:table-cell office:value-type="float" office:value="1.38">
            <text:p>1.38</text:p>
          </table:table-cell>
          <table:table-cell office:value-type="float" office:value="1.41834712">
            <text:p>1.41834712</text:p>
          </table:table-cell>
          <table:table-cell table:formula="of:=ABS([.Q20]-[.R20])" office:value-type="float" office:value="0.0383471200000001">
            <text:p>0.03834712</text:p>
          </table:table-cell>
        </table:table-row>
        <table:table-row table:style-name="ro2">
          <table:table-cell/>
          <table:table-cell office:value-type="float" office:value="0.95">
            <text:p>0.95</text:p>
          </table:table-cell>
          <table:table-cell office:value-type="float" office:value="1.575">
            <text:p>1.575</text:p>
          </table:table-cell>
          <table:table-cell office:value-type="float" office:value="1.59593964">
            <text:p>1.59593964</text:p>
          </table:table-cell>
          <table:table-cell office:value-type="float" office:value="1.58299553">
            <text:p>1.58299553</text:p>
          </table:table-cell>
          <table:table-cell office:value-type="float" office:value="1.60061264">
            <text:p>1.60061264</text:p>
          </table:table-cell>
          <table:table-cell/>
          <table:table-cell table:formula="of:=[.F21]-[.C21]" office:value-type="float" office:value="0.0256126399999999">
            <text:p>0.02561264</text:p>
          </table:table-cell>
          <table:table-cell table:number-columns-repeated="8"/>
          <table:table-cell office:value-type="float" office:value="1.575">
            <text:p>1.575</text:p>
          </table:table-cell>
          <table:table-cell office:value-type="float" office:value="1.46480846">
            <text:p>1.46480846</text:p>
          </table:table-cell>
          <table:table-cell table:formula="of:=ABS([.Q21]-[.R21])" office:value-type="float" office:value="0.11019154">
            <text:p>0.11019154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.857">
            <text:p>1.857</text:p>
          </table:table-cell>
          <table:table-cell office:value-type="float" office:value="1.84097004">
            <text:p>1.84097004</text:p>
          </table:table-cell>
          <table:table-cell office:value-type="float" office:value="1.85223591">
            <text:p>1.85223591</text:p>
          </table:table-cell>
          <table:table-cell office:value-type="float" office:value="1.83637619">
            <text:p>1.83637619</text:p>
          </table:table-cell>
          <table:table-cell/>
          <table:table-cell table:formula="of:=[.F22]-[.C22]" office:value-type="float" office:value="-0.02062381">
            <text:p>-0.02062381</text:p>
          </table:table-cell>
          <table:table-cell table:number-columns-repeated="8"/>
          <table:table-cell office:value-type="float" office:value="1.857">
            <text:p>1.857</text:p>
          </table:table-cell>
          <table:table-cell office:value-type="float" office:value="1.5131439">
            <text:p>1.5131439</text:p>
          </table:table-cell>
          <table:table-cell table:formula="of:=ABS([.Q22]-[.R22])" office:value-type="float" office:value="0.3438561">
            <text:p>0.3438561</text:p>
          </table:table-cell>
        </table:table-row>
        <table:table-row table:style-name="ro2">
          <table:table-cell table:number-columns-repeated="4"/>
          <table:table-cell>
            <draw:frame table:end-cell-address="Sheet1.L43" table:end-x="0.426in" table:end-y="0.089in" draw:z-index="0" draw:style-name="gr1" draw:text-style-name="P1" svg:width="6.298in" svg:height="3.5394in" svg:x="0.3512in" svg:y="0.1059in">
              <draw:object draw:notify-on-update-of-ranges="Sheet1.B24:Sheet1.B24 Sheet1.B25:Sheet1.B33 Sheet1.C24:Sheet1.C24 Sheet1.C25:Sheet1.C33 Sheet1.D24:Sheet1.D24 Sheet1.D25:Sheet1.D3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2">
          <table:table-cell/>
          <table:table-cell office:value-type="string">
            <text:p>ORDER</text:p>
          </table:table-cell>
          <table:table-cell office:value-type="string">
            <text:p>QR</text:p>
          </table:table-cell>
          <table:table-cell office:value-type="string">
            <text:p>CHOLESKY</text:p>
          </table:table-cell>
          <table:table-cell table:number-columns-repeated="15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.173108697">
            <text:p>0.173108697</text:p>
          </table:table-cell>
          <table:table-cell table:number-columns-repeated="15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2" office:value-type="float" office:value="0.170378283">
            <text:p>0.170378283</text:p>
          </table:table-cell>
          <table:table-cell table:number-columns-repeated="15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office:value-type="float" office:value="0.042060338">
            <text:p>4.21E-02</text:p>
          </table:table-cell>
          <table:table-cell table:style-name="ce1" office:value-type="float" office:value="0.0420603119">
            <text:p>4.21E-0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office:value-type="float" office:value="0.0401475579">
            <text:p>4.01E-02</text:p>
          </table:table-cell>
          <table:table-cell table:style-name="ce1" office:value-type="float" office:value="0.0401476026">
            <text:p>4.01E-0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office:value-type="float" office:value="0.030648604">
            <text:p>3.06E-02</text:p>
          </table:table-cell>
          <table:table-cell table:style-name="ce1" office:value-type="float" office:value="0.0306992382">
            <text:p>3.07E-0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office:value-type="float" office:value="0.030147152">
            <text:p>3.01E-02</text:p>
          </table:table-cell>
          <table:table-cell table:style-name="ce1" office:value-type="float" office:value="0.0323350169">
            <text:p>3.23E-02</text:p>
          </table:table-cell>
          <table:table-cell table:number-columns-repeated="15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" office:value-type="float" office:value="0.0295737088">
            <text:p>2.96E-02</text:p>
          </table:table-cell>
          <table:table-cell table:style-name="ce1"/>
          <table:table-cell table:number-columns-repeated="15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" office:value-type="float" office:value="0.0292026512">
            <text:p>2.92E-02</text:p>
          </table:table-cell>
          <table:table-cell table:style-name="ce1"/>
          <table:table-cell table:number-columns-repeated="15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1" office:value-type="float" office:value="0.027982166">
            <text:p>2.80E-02</text:p>
          </table:table-cell>
          <table:table-cell table:style-name="ce1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5/04/2014</text:date>, <text:time>22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Buschmann</meta:initial-creator>
    <meta:creation-date>2014-05-01T11:10:19.19</meta:creation-date>
    <dc:date>2014-05-04T22:22:11.91</dc:date>
    <dc:creator>Luke Buschmann</dc:creator>
    <meta:editing-duration>PT9H12M42S</meta:editing-duration>
    <meta:editing-cycles>4</meta:editing-cycles>
    <meta:generator>OpenOffice/4.0.1$Win32 OpenOffice.org_project/401m5$Build-9714</meta:generator>
    <meta:document-statistic meta:table-count="3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bar" chart:style-name="ch1">
        <chart:title svg:x="6.884cm" svg:y="0.315cm" chart:style-name="ch2">
          <text:p>RMS Error</text:p>
        </chart:title>
        <chart:legend chart:legend-position="end" svg:x="13.364cm" svg:y="3.921cm" style:legend-expansion="high" chart:style-name="ch3"/>
        <chart:plot-area chart:style-name="ch4" table:cell-range-address="Sheet1.B24:Sheet1.D33" chart:data-source-has-labels="both" svg:x="1.357cm" svg:y="1.631cm" svg:width="11.369cm" svg:height="6.173cm">
          <chartooo:coordinate-region svg:x="2.269cm" svg:y="1.843cm" svg:width="10.457cm" svg:height="5.288cm"/>
          <chart:axis chart:dimension="x" chart:name="primary-x" chart:style-name="ch5" chartooo:axis-type="auto">
            <chartooo:date-scale/>
            <chart:title svg:x="5.515cm" svg:y="7.984cm" chart:style-name="ch6">
              <text:p>Fit Polynomial Order</text:p>
            </chart:title>
            <chart:categories table:cell-range-address="Sheet1.B25:Sheet1.B33"/>
          </chart:axis>
          <chart:axis chart:dimension="y" chart:name="primary-y" chart:style-name="ch7">
            <chart:title svg:x="0.451cm" svg:y="5.515cm" chart:style-name="ch8">
              <text:p>RMS Error</text:p>
            </chart:title>
            <chart:grid chart:style-name="ch9" chart:class="major"/>
          </chart:axis>
          <chart:series chart:style-name="ch10" chart:values-cell-range-address="Sheet1.C25:Sheet1.C33" chart:label-cell-address="Sheet1.C24:Sheet1.C24" chart:class="chart:bar">
            <chart:data-point chart:repeated="9"/>
          </chart:series>
          <chart:series chart:style-name="ch11" chart:values-cell-range-address="Sheet1.D25:Sheet1.D33" chart:label-cell-address="Sheet1.D24:Sheet1.D24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R</text:p>
                <draw:g>
                  <svg:desc>Sheet1.C24:Sheet1.C24</svg:desc>
                </draw:g>
              </table:table-cell>
              <table:table-cell office:value-type="string">
                <text:p>CHOLESKY</text:p>
                <draw:g>
                  <svg:desc>Sheet1.D24:Sheet1.D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25:Sheet1.B33</svg:desc>
                </draw:g>
              </table:table-cell>
              <table:table-cell office:value-type="float" office:value="0.173108697">
                <text:p>0.173108697</text:p>
                <draw:g>
                  <svg:desc>Sheet1.C25:Sheet1.C33</svg:desc>
                </draw:g>
              </table:table-cell>
              <table:table-cell office:value-type="float" office:value="0.173108697">
                <text:p>0.173108697</text:p>
                <draw:g>
                  <svg:desc>Sheet1.D25:Sheet1.D3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70378283">
                <text:p>0.170378283</text:p>
              </table:table-cell>
              <table:table-cell office:value-type="float" office:value="0.170378283">
                <text:p>0.17037828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42060338">
                <text:p>0.042060338</text:p>
              </table:table-cell>
              <table:table-cell office:value-type="float" office:value="0.0420603119">
                <text:p>0.04206031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01475579">
                <text:p>0.0401475579</text:p>
              </table:table-cell>
              <table:table-cell office:value-type="float" office:value="0.0401476026">
                <text:p>0.04014760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0648604">
                <text:p>0.030648604</text:p>
              </table:table-cell>
              <table:table-cell office:value-type="float" office:value="0.0306992382">
                <text:p>0.030699238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0147152">
                <text:p>0.030147152</text:p>
              </table:table-cell>
              <table:table-cell office:value-type="float" office:value="0.0323350169">
                <text:p>0.032335016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295737088">
                <text:p>0.029573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92026512">
                <text:p>0.0292026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982166">
                <text:p>0.02798216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Best Fit (n=3)</text:p>
        </chart:title>
        <chart:subtitle svg:x="6.898cm" svg:y="1.275cm" chart:style-name="ch3">
          <text:p>atkinson.dat</text:p>
        </chart:subtitle>
        <chart:legend chart:legend-position="end" svg:x="13.651cm" svg:y="3.402cm" style:legend-expansion="high" chart:style-name="ch4"/>
        <chart:plot-area chart:style-name="ch5" table:cell-range-address="Sheet1.B1:Sheet1.F22" chart:data-source-has-labels="both" svg:x="0.77cm" svg:y="2.318cm" svg:width="12.241cm" svg:height="6.082cm">
          <chartooo:coordinate-region svg:x="1.497cm" svg:y="2.53cm" svg:width="11.274cm" svg:height="5.197cm"/>
          <chart:axis chart:dimension="x" chart:name="primary-x" chart:style-name="ch6" chartooo:axis-type="auto">
            <chart:categories table:cell-range-address="Sheet1.B2:Sheet1.B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22" chart:label-cell-address="Sheet1.C1:Sheet1.C1" chart:class="chart:scatter">
            <chart:domain table:cell-range-address="Sheet1.B2:Sheet1.B22"/>
            <chart:data-point chart:repeated="21"/>
          </chart:series>
          <chart:series chart:style-name="ch9" chart:values-cell-range-address="Sheet1.D2:Sheet1.D22" chart:label-cell-address="Sheet1.D1:Sheet1.D1" chart:class="chart:scatter">
            <chart:data-point chart:repeated="21"/>
          </chart:series>
          <chart:series chart:style-name="ch10" chart:values-cell-range-address="Sheet1.E2:Sheet1.E22" chart:label-cell-address="Sheet1.E1:Sheet1.E1" chart:class="chart:scatter">
            <chart:data-point chart:repeated="21"/>
          </chart:series>
          <chart:series chart:style-name="ch11" chart:values-cell-range-address="Sheet1.F2:Sheet1.F22" chart:label-cell-address="Sheet1.F1:Sheet1.F1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lapack</text:p>
                <draw:g>
                  <svg:desc>Sheet1.D1:Sheet1.D1</svg:desc>
                </draw:g>
              </table:table-cell>
              <table:table-cell office:value-type="string">
                <text:p>qr</text:p>
                <draw:g>
                  <svg:desc>Sheet1.E1:Sheet1.E1</svg:desc>
                </draw:g>
              </table:table-cell>
              <table:table-cell office:value-type="string">
                <text:p>chol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22</svg:desc>
                </draw:g>
              </table:table-cell>
              <table:table-cell office:value-type="float" office:value="0.486">
                <text:p>0.486</text:p>
                <draw:g>
                  <svg:desc>Sheet1.C2:Sheet1.C22</svg:desc>
                </draw:g>
              </table:table-cell>
              <table:table-cell office:value-type="float" office:value="0.574679315">
                <text:p>0.574679315</text:p>
                <draw:g>
                  <svg:desc>Sheet1.D2:Sheet1.D22</svg:desc>
                </draw:g>
              </table:table-cell>
              <table:table-cell office:value-type="float" office:value="0.502421498">
                <text:p>0.502421498</text:p>
                <draw:g>
                  <svg:desc>Sheet1.E2:Sheet1.E22</svg:desc>
                </draw:g>
              </table:table-cell>
              <table:table-cell office:value-type="float" office:value="0.493724793">
                <text:p>0.493724793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866">
                <text:p>0.866</text:p>
              </table:table-cell>
              <table:table-cell office:value-type="float" office:value="0.784100294">
                <text:p>0.784100294</text:p>
              </table:table-cell>
              <table:table-cell office:value-type="float" office:value="0.812903643">
                <text:p>0.812903643</text:p>
              </table:table-cell>
              <table:table-cell office:value-type="float" office:value="0.828444958">
                <text:p>0.82844495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944">
                <text:p>0.944</text:p>
              </table:table-cell>
              <table:table-cell office:value-type="float" office:value="0.943634033">
                <text:p>0.943634033</text:p>
              </table:table-cell>
              <table:table-cell office:value-type="float" office:value="1.00038457">
                <text:p>1.00038457</text:p>
              </table:table-cell>
              <table:table-cell office:value-type="float" office:value="1.01144433">
                <text:p>1.01144433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.144">
                <text:p>1.144</text:p>
              </table:table-cell>
              <table:table-cell office:value-type="float" office:value="1.05903196">
                <text:p>1.05903196</text:p>
              </table:table-cell>
              <table:table-cell office:value-type="float" office:value="1.10460782">
                <text:p>1.10460782</text:p>
              </table:table-cell>
              <table:table-cell office:value-type="float" office:value="1.1028533">
                <text:p>1.1028533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.103">
                <text:p>1.103</text:p>
              </table:table-cell>
              <table:table-cell office:value-type="float" office:value="1.13604498">
                <text:p>1.13604498</text:p>
              </table:table-cell>
              <table:table-cell office:value-type="float" office:value="1.15486503">
                <text:p>1.15486503</text:p>
              </table:table-cell>
              <table:table-cell office:value-type="float" office:value="1.14301038">
                <text:p>1.14301038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.202">
                <text:p>1.202</text:p>
              </table:table-cell>
              <table:table-cell office:value-type="float" office:value="1.18042469">
                <text:p>1.18042469</text:p>
              </table:table-cell>
              <table:table-cell office:value-type="float" office:value="1.17196417">
                <text:p>1.17196417</text:p>
              </table:table-cell>
              <table:table-cell office:value-type="float" office:value="1.15706241">
                <text:p>1.1570624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166">
                <text:p>1.166</text:p>
              </table:table-cell>
              <table:table-cell office:value-type="float" office:value="1.19792223">
                <text:p>1.19792223</text:p>
              </table:table-cell>
              <table:table-cell office:value-type="float" office:value="1.17002344">
                <text:p>1.17002344</text:p>
              </table:table-cell>
              <table:table-cell office:value-type="float" office:value="1.15903509">
                <text:p>1.1590350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1.191">
                <text:p>1.191</text:p>
              </table:table-cell>
              <table:table-cell office:value-type="float" office:value="1.19428897">
                <text:p>1.19428897</text:p>
              </table:table-cell>
              <table:table-cell office:value-type="float" office:value="1.15809572">
                <text:p>1.15809572</text:p>
              </table:table-cell>
              <table:table-cell office:value-type="float" office:value="1.15537369">
                <text:p>1.1553736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124">
                <text:p>1.124</text:p>
              </table:table-cell>
              <table:table-cell office:value-type="float" office:value="1.1752758">
                <text:p>1.1752758</text:p>
              </table:table-cell>
              <table:table-cell office:value-type="float" office:value="1.14162016">
                <text:p>1.14162016</text:p>
              </table:table-cell>
              <table:table-cell office:value-type="float" office:value="1.14795899">
                <text:p>1.14795899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1.095">
                <text:p>1.095</text:p>
              </table:table-cell>
              <table:table-cell office:value-type="float" office:value="1.14663482">
                <text:p>1.14663482</text:p>
              </table:table-cell>
              <table:table-cell office:value-type="float" office:value="1.12370515">
                <text:p>1.12370515</text:p>
              </table:table-cell>
              <table:table-cell office:value-type="float" office:value="1.13659072">
                <text:p>1.1365907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122">
                <text:p>1.122</text:p>
              </table:table-cell>
              <table:table-cell office:value-type="float" office:value="1.11411619">
                <text:p>1.11411619</text:p>
              </table:table-cell>
              <table:table-cell office:value-type="float" office:value="1.10622931">
                <text:p>1.10622931</text:p>
              </table:table-cell>
              <table:table-cell office:value-type="float" office:value="1.12094069">
                <text:p>1.12094069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1.102">
                <text:p>1.102</text:p>
              </table:table-cell>
              <table:table-cell office:value-type="float" office:value="1.08347201">
                <text:p>1.08347201</text:p>
              </table:table-cell>
              <table:table-cell office:value-type="float" office:value="1.0907855">
                <text:p>1.0907855</text:p>
              </table:table-cell>
              <table:table-cell office:value-type="float" office:value="1.10198486">
                <text:p>1.101984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099">
                <text:p>1.099</text:p>
              </table:table-cell>
              <table:table-cell office:value-type="float" office:value="1.06045318">
                <text:p>1.06045318</text:p>
              </table:table-cell>
              <table:table-cell office:value-type="float" office:value="1.07944465">
                <text:p>1.07944465</text:p>
              </table:table-cell>
              <table:table-cell office:value-type="float" office:value="1.08289814">
                <text:p>1.0828981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1.017">
                <text:p>1.017</text:p>
              </table:table-cell>
              <table:table-cell office:value-type="float" office:value="1.05081105">
                <text:p>1.05081105</text:p>
              </table:table-cell>
              <table:table-cell office:value-type="float" office:value="1.0753386">
                <text:p>1.0753386</text:p>
              </table:table-cell>
              <table:table-cell office:value-type="float" office:value="1.06942415">
                <text:p>1.0694241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111">
                <text:p>1.111</text:p>
              </table:table-cell>
              <table:table-cell office:value-type="float" office:value="1.06029701">
                <text:p>1.06029701</text:p>
              </table:table-cell>
              <table:table-cell office:value-type="float" office:value="1.08309627">
                <text:p>1.08309627</text:p>
              </table:table-cell>
              <table:table-cell office:value-type="float" office:value="1.06970835">
                <text:p>1.0697083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.117">
                <text:p>1.117</text:p>
              </table:table-cell>
              <table:table-cell office:value-type="float" office:value="1.09466219">
                <text:p>1.09466219</text:p>
              </table:table-cell>
              <table:table-cell office:value-type="float" office:value="1.10908043">
                <text:p>1.10908043</text:p>
              </table:table-cell>
              <table:table-cell office:value-type="float" office:value="1.09364319">
                <text:p>1.0936431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152">
                <text:p>1.152</text:p>
              </table:table-cell>
              <table:table-cell office:value-type="float" office:value="1.15965724">
                <text:p>1.15965724</text:p>
              </table:table-cell>
              <table:table-cell office:value-type="float" office:value="1.16147339">
                <text:p>1.16147339</text:p>
              </table:table-cell>
              <table:table-cell office:value-type="float" office:value="1.15158367">
                <text:p>1.15158367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1.265">
                <text:p>1.265</text:p>
              </table:table-cell>
              <table:table-cell office:value-type="float" office:value="1.26103449">
                <text:p>1.26103449</text:p>
              </table:table-cell>
              <table:table-cell office:value-type="float" office:value="1.25018656">
                <text:p>1.25018656</text:p>
              </table:table-cell>
              <table:table-cell office:value-type="float" office:value="1.25270462">
                <text:p>1.2527046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38">
                <text:p>1.38</text:p>
              </table:table-cell>
              <table:table-cell office:value-type="float" office:value="1.40454483">
                <text:p>1.40454483</text:p>
              </table:table-cell>
              <table:table-cell office:value-type="float" office:value="1.38656628">
                <text:p>1.38656628</text:p>
              </table:table-cell>
              <table:table-cell office:value-type="float" office:value="1.40260696">
                <text:p>1.40260696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1.575">
                <text:p>1.575</text:p>
              </table:table-cell>
              <table:table-cell office:value-type="float" office:value="1.59593964">
                <text:p>1.59593964</text:p>
              </table:table-cell>
              <table:table-cell office:value-type="float" office:value="1.58299553">
                <text:p>1.58299553</text:p>
              </table:table-cell>
              <table:table-cell office:value-type="float" office:value="1.60061264">
                <text:p>1.6006126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857">
                <text:p>1.857</text:p>
              </table:table-cell>
              <table:table-cell office:value-type="float" office:value="1.84097004">
                <text:p>1.84097004</text:p>
              </table:table-cell>
              <table:table-cell office:value-type="float" office:value="1.85223591">
                <text:p>1.85223591</text:p>
              </table:table-cell>
              <table:table-cell office:value-type="float" office:value="1.83637619">
                <text:p>1.83637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